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7772in"/>
    </style:style>
    <style:style style:name="co2" style:family="table-column">
      <style:table-column-properties fo:break-before="auto" style:column-width="3.6701in"/>
    </style:style>
    <style:style style:name="co3" style:family="table-column">
      <style:table-column-properties fo:break-before="auto" style:column-width="3.1764in"/>
    </style:style>
    <style:style style:name="co4" style:family="table-column">
      <style:table-column-properties fo:break-before="auto" style:column-width="3.3374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ersonen_met_een_uitkering__uitkeringsontvangers_per_regio_05042023_11505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/>
          <table:table-cell office:value-type="string" calcext:value-type="string">
            <text:p>Uitkeringsontvangers, totaal |Uitkeringsontvangers, totaal</text:p>
          </table:table-cell>
          <table:table-cell office:value-type="string" calcext:value-type="string">
            <text:p>Uitkeringsontvangers, totaal |Tot de AOW- leeftijd</text:p>
          </table:table-cell>
          <table:table-cell office:value-type="string" calcext:value-type="string">
            <text:p>Uitkeringsontvangers, totaal |Vanaf de AOW- leeftijd</text:p>
          </table:table-cell>
        </table:table-row>
        <table:table-row table:style-name="ro1">
          <table:table-cell office:value-type="string" calcext:value-type="string">
            <text:p>Perioden</text:p>
          </table:table-cell>
          <table:table-cell table:number-columns-repeated="3" office:value-type="string" calcext:value-type="string">
            <text:p>aantal personen</text:p>
          </table:table-cell>
        </table:table-row>
        <table:table-row table:style-name="ro1">
          <table:table-cell office:value-type="string" calcext:value-type="string">
            <text:p>2019 oktober</text:p>
          </table:table-cell>
          <table:table-cell office:value-type="float" office:value="4850880" calcext:value-type="float">
            <text:p>4850880</text:p>
          </table:table-cell>
          <table:table-cell office:value-type="float" office:value="1407950" calcext:value-type="float">
            <text:p>1407950</text:p>
          </table:table-cell>
          <table:table-cell office:value-type="float" office:value="3442650" calcext:value-type="float">
            <text:p>3442650</text:p>
          </table:table-cell>
        </table:table-row>
        <table:table-row table:style-name="ro1">
          <table:table-cell office:value-type="string" calcext:value-type="string">
            <text:p>2019 november</text:p>
          </table:table-cell>
          <table:table-cell office:value-type="float" office:value="4860560" calcext:value-type="float">
            <text:p>4860560</text:p>
          </table:table-cell>
          <table:table-cell office:value-type="float" office:value="1409580" calcext:value-type="float">
            <text:p>1409580</text:p>
          </table:table-cell>
          <table:table-cell office:value-type="float" office:value="3450660" calcext:value-type="float">
            <text:p>3450660</text:p>
          </table:table-cell>
        </table:table-row>
        <table:table-row table:style-name="ro1">
          <table:table-cell office:value-type="string" calcext:value-type="string">
            <text:p>2019 december</text:p>
          </table:table-cell>
          <table:table-cell office:value-type="float" office:value="4875300" calcext:value-type="float">
            <text:p>4875300</text:p>
          </table:table-cell>
          <table:table-cell office:value-type="float" office:value="1419360" calcext:value-type="float">
            <text:p>1419360</text:p>
          </table:table-cell>
          <table:table-cell office:value-type="float" office:value="3455600" calcext:value-type="float">
            <text:p>3455600</text:p>
          </table:table-cell>
        </table:table-row>
        <table:table-row table:style-name="ro1">
          <table:table-cell office:value-type="string" calcext:value-type="string">
            <text:p>2020 januari</text:p>
          </table:table-cell>
          <table:table-cell office:value-type="float" office:value="4878520" calcext:value-type="float">
            <text:p>4878520</text:p>
          </table:table-cell>
          <table:table-cell office:value-type="float" office:value="1416490" calcext:value-type="float">
            <text:p>1416490</text:p>
          </table:table-cell>
          <table:table-cell office:value-type="float" office:value="3461750" calcext:value-type="float">
            <text:p>3461750</text:p>
          </table:table-cell>
        </table:table-row>
        <table:table-row table:style-name="ro1">
          <table:table-cell office:value-type="string" calcext:value-type="string">
            <text:p>2020 februari</text:p>
          </table:table-cell>
          <table:table-cell office:value-type="float" office:value="4888250" calcext:value-type="float">
            <text:p>4888250</text:p>
          </table:table-cell>
          <table:table-cell office:value-type="float" office:value="1421850" calcext:value-type="float">
            <text:p>1421850</text:p>
          </table:table-cell>
          <table:table-cell office:value-type="float" office:value="3466170" calcext:value-type="float">
            <text:p>3466170</text:p>
          </table:table-cell>
        </table:table-row>
        <table:table-row table:style-name="ro1">
          <table:table-cell office:value-type="string" calcext:value-type="string">
            <text:p>2020 maart</text:p>
          </table:table-cell>
          <table:table-cell office:value-type="float" office:value="5315110" calcext:value-type="float">
            <text:p>5315110</text:p>
          </table:table-cell>
          <table:table-cell office:value-type="float" office:value="1845830" calcext:value-type="float">
            <text:p>1845830</text:p>
          </table:table-cell>
          <table:table-cell office:value-type="float" office:value="3469010" calcext:value-type="float">
            <text:p>3469010</text:p>
          </table:table-cell>
        </table:table-row>
        <table:table-row table:style-name="ro1">
          <table:table-cell office:value-type="string" calcext:value-type="string">
            <text:p>2020 april*</text:p>
          </table:table-cell>
          <table:table-cell office:value-type="float" office:value="5388760" calcext:value-type="float">
            <text:p>5388760</text:p>
          </table:table-cell>
          <table:table-cell office:value-type="float" office:value="1919530" calcext:value-type="float">
            <text:p>1919530</text:p>
          </table:table-cell>
          <table:table-cell office:value-type="float" office:value="3468970" calcext:value-type="float">
            <text:p>3468970</text:p>
          </table:table-cell>
        </table:table-row>
        <table:table-row table:style-name="ro1">
          <table:table-cell office:value-type="string" calcext:value-type="string">
            <text:p>2020 mei*</text:p>
          </table:table-cell>
          <table:table-cell office:value-type="float" office:value="5378850" calcext:value-type="float">
            <text:p>5378850</text:p>
          </table:table-cell>
          <table:table-cell office:value-type="float" office:value="1904240" calcext:value-type="float">
            <text:p>1904240</text:p>
          </table:table-cell>
          <table:table-cell office:value-type="float" office:value="3474360" calcext:value-type="float">
            <text:p>3474360</text:p>
          </table:table-cell>
        </table:table-row>
        <table:table-row table:style-name="ro1">
          <table:table-cell office:value-type="string" calcext:value-type="string">
            <text:p>2020 juni*</text:p>
          </table:table-cell>
          <table:table-cell office:value-type="float" office:value="5117910" calcext:value-type="float">
            <text:p>5117910</text:p>
          </table:table-cell>
          <table:table-cell office:value-type="float" office:value="1638230" calcext:value-type="float">
            <text:p>1638230</text:p>
          </table:table-cell>
          <table:table-cell office:value-type="float" office:value="3479380" calcext:value-type="float">
            <text:p>3479380</text:p>
          </table:table-cell>
        </table:table-row>
        <table:table-row table:style-name="ro1">
          <table:table-cell office:value-type="string" calcext:value-type="string">
            <text:p>2020 juli*</text:p>
          </table:table-cell>
          <table:table-cell office:value-type="float" office:value="5086010" calcext:value-type="float">
            <text:p>5086010</text:p>
          </table:table-cell>
          <table:table-cell office:value-type="float" office:value="1597200" calcext:value-type="float">
            <text:p>1597200</text:p>
          </table:table-cell>
          <table:table-cell office:value-type="float" office:value="3488490" calcext:value-type="float">
            <text:p>3488490</text:p>
          </table:table-cell>
        </table:table-row>
        <table:table-row table:style-name="ro1">
          <table:table-cell office:value-type="string" calcext:value-type="string">
            <text:p>2020 augustus*</text:p>
          </table:table-cell>
          <table:table-cell office:value-type="float" office:value="5087040" calcext:value-type="float">
            <text:p>5087040</text:p>
          </table:table-cell>
          <table:table-cell office:value-type="float" office:value="1590510" calcext:value-type="float">
            <text:p>1590510</text:p>
          </table:table-cell>
          <table:table-cell office:value-type="float" office:value="3496250" calcext:value-type="float">
            <text:p>3496250</text:p>
          </table:table-cell>
        </table:table-row>
        <table:table-row table:style-name="ro1">
          <table:table-cell office:value-type="string" calcext:value-type="string">
            <text:p>2020 september*</text:p>
          </table:table-cell>
          <table:table-cell office:value-type="float" office:value="5069710" calcext:value-type="float">
            <text:p>5069710</text:p>
          </table:table-cell>
          <table:table-cell office:value-type="float" office:value="1565850" calcext:value-type="float">
            <text:p>1565850</text:p>
          </table:table-cell>
          <table:table-cell office:value-type="float" office:value="3503520" calcext:value-type="float">
            <text:p>3503520</text:p>
          </table:table-cell>
        </table:table-row>
        <table:table-row table:style-name="ro1">
          <table:table-cell office:value-type="string" calcext:value-type="string">
            <text:p>2020 <text:s/>oktober*</text:p>
          </table:table-cell>
          <table:table-cell office:value-type="float" office:value="5062080" calcext:value-type="float">
            <text:p>5062080</text:p>
          </table:table-cell>
          <table:table-cell office:value-type="float" office:value="1552280" calcext:value-type="float">
            <text:p>1552280</text:p>
          </table:table-cell>
          <table:table-cell office:value-type="float" office:value="3509460" calcext:value-type="float">
            <text:p>3509460</text:p>
          </table:table-cell>
        </table:table-row>
        <table:table-row table:style-name="ro1">
          <table:table-cell office:value-type="string" calcext:value-type="string">
            <text:p>2020 november*</text:p>
          </table:table-cell>
          <table:table-cell office:value-type="float" office:value="5067840" calcext:value-type="float">
            <text:p>5067840</text:p>
          </table:table-cell>
          <table:table-cell office:value-type="float" office:value="1553060" calcext:value-type="float">
            <text:p>1553060</text:p>
          </table:table-cell>
          <table:table-cell office:value-type="float" office:value="3514420" calcext:value-type="float">
            <text:p>3514420</text:p>
          </table:table-cell>
        </table:table-row>
        <table:table-row table:style-name="ro1">
          <table:table-cell office:value-type="string" calcext:value-type="string">
            <text:p>2020 december*</text:p>
          </table:table-cell>
          <table:table-cell office:value-type="float" office:value="5102030" calcext:value-type="float">
            <text:p>5102030</text:p>
          </table:table-cell>
          <table:table-cell office:value-type="float" office:value="1582730" calcext:value-type="float">
            <text:p>1582730</text:p>
          </table:table-cell>
          <table:table-cell office:value-type="float" office:value="3518860" calcext:value-type="float">
            <text:p>3518860</text:p>
          </table:table-cell>
        </table:table-row>
        <table:table-row table:style-name="ro1">
          <table:table-cell office:value-type="string" calcext:value-type="string">
            <text:p>2021 januari*</text:p>
          </table:table-cell>
          <table:table-cell office:value-type="float" office:value="5133860" calcext:value-type="float">
            <text:p>5133860</text:p>
          </table:table-cell>
          <table:table-cell office:value-type="float" office:value="1612100" calcext:value-type="float">
            <text:p>1612100</text:p>
          </table:table-cell>
          <table:table-cell office:value-type="float" office:value="3521520" calcext:value-type="float">
            <text:p>3521520</text:p>
          </table:table-cell>
        </table:table-row>
        <table:table-row table:style-name="ro1">
          <table:table-cell office:value-type="string" calcext:value-type="string">
            <text:p>2021 februari*</text:p>
          </table:table-cell>
          <table:table-cell office:value-type="float" office:value="5134640" calcext:value-type="float">
            <text:p>5134640</text:p>
          </table:table-cell>
          <table:table-cell office:value-type="float" office:value="1611830" calcext:value-type="float">
            <text:p>1611830</text:p>
          </table:table-cell>
          <table:table-cell office:value-type="float" office:value="3522580" calcext:value-type="float">
            <text:p>3522580</text:p>
          </table:table-cell>
        </table:table-row>
        <table:table-row table:style-name="ro1">
          <table:table-cell office:value-type="string" calcext:value-type="string">
            <text:p>2021 maart*</text:p>
          </table:table-cell>
          <table:table-cell office:value-type="float" office:value="5110750" calcext:value-type="float">
            <text:p>5110750</text:p>
          </table:table-cell>
          <table:table-cell office:value-type="float" office:value="1584120" calcext:value-type="float">
            <text:p>1584120</text:p>
          </table:table-cell>
          <table:table-cell office:value-type="float" office:value="3526410" calcext:value-type="float">
            <text:p>3526410</text:p>
          </table:table-cell>
        </table:table-row>
        <table:table-row table:style-name="ro1">
          <table:table-cell office:value-type="string" calcext:value-type="string">
            <text:p>2021 april*</text:p>
          </table:table-cell>
          <table:table-cell office:value-type="float" office:value="5059850" calcext:value-type="float">
            <text:p>5059850</text:p>
          </table:table-cell>
          <table:table-cell office:value-type="float" office:value="1528990" calcext:value-type="float">
            <text:p>1528990</text:p>
          </table:table-cell>
          <table:table-cell office:value-type="float" office:value="3530630" calcext:value-type="float">
            <text:p>3530630</text:p>
          </table:table-cell>
        </table:table-row>
        <table:table-row table:style-name="ro1">
          <table:table-cell office:value-type="string" calcext:value-type="string">
            <text:p>2021 mei*</text:p>
          </table:table-cell>
          <table:table-cell office:value-type="float" office:value="5041440" calcext:value-type="float">
            <text:p>5041440</text:p>
          </table:table-cell>
          <table:table-cell office:value-type="float" office:value="1501420" calcext:value-type="float">
            <text:p>1501420</text:p>
          </table:table-cell>
          <table:table-cell office:value-type="float" office:value="3539800" calcext:value-type="float">
            <text:p>3539800</text:p>
          </table:table-cell>
        </table:table-row>
        <table:table-row table:style-name="ro1">
          <table:table-cell office:value-type="string" calcext:value-type="string">
            <text:p>2021 juni*</text:p>
          </table:table-cell>
          <table:table-cell office:value-type="float" office:value="5023980" calcext:value-type="float">
            <text:p>5023980</text:p>
          </table:table-cell>
          <table:table-cell office:value-type="float" office:value="1479600" calcext:value-type="float">
            <text:p>1479600</text:p>
          </table:table-cell>
          <table:table-cell office:value-type="float" office:value="3544170" calcext:value-type="float">
            <text:p>3544170</text:p>
          </table:table-cell>
        </table:table-row>
        <table:table-row table:style-name="ro1">
          <table:table-cell office:value-type="string" calcext:value-type="string">
            <text:p>2021 juli*</text:p>
          </table:table-cell>
          <table:table-cell office:value-type="float" office:value="5005190" calcext:value-type="float">
            <text:p>5005190</text:p>
          </table:table-cell>
          <table:table-cell office:value-type="float" office:value="1451600" calcext:value-type="float">
            <text:p>1451600</text:p>
          </table:table-cell>
          <table:table-cell office:value-type="float" office:value="3553320" calcext:value-type="float">
            <text:p>3553320</text:p>
          </table:table-cell>
        </table:table-row>
        <table:table-row table:style-name="ro1">
          <table:table-cell office:value-type="string" calcext:value-type="string">
            <text:p>2021 augustus*</text:p>
          </table:table-cell>
          <table:table-cell office:value-type="float" office:value="5004520" calcext:value-type="float">
            <text:p>5004520</text:p>
          </table:table-cell>
          <table:table-cell office:value-type="float" office:value="1444750" calcext:value-type="float">
            <text:p>1444750</text:p>
          </table:table-cell>
          <table:table-cell office:value-type="float" office:value="3559540" calcext:value-type="float">
            <text:p>3559540</text:p>
          </table:table-cell>
        </table:table-row>
        <table:table-row table:style-name="ro1">
          <table:table-cell office:value-type="string" calcext:value-type="string">
            <text:p>2021 september*</text:p>
          </table:table-cell>
          <table:table-cell office:value-type="float" office:value="4994630" calcext:value-type="float">
            <text:p>4994630</text:p>
          </table:table-cell>
          <table:table-cell office:value-type="float" office:value="1426420" calcext:value-type="float">
            <text:p>1426420</text:p>
          </table:table-cell>
          <table:table-cell office:value-type="float" office:value="3567910" calcext:value-type="float">
            <text:p>3567910</text:p>
          </table:table-cell>
        </table:table-row>
        <table:table-row table:style-name="ro1">
          <table:table-cell office:value-type="string" calcext:value-type="string">
            <text:p>2021 oktober*</text:p>
          </table:table-cell>
          <table:table-cell office:value-type="float" office:value="4965910" calcext:value-type="float">
            <text:p>4965910</text:p>
          </table:table-cell>
          <table:table-cell office:value-type="float" office:value="1390690" calcext:value-type="float">
            <text:p>1390690</text:p>
          </table:table-cell>
          <table:table-cell office:value-type="float" office:value="3574880" calcext:value-type="float">
            <text:p>3574880</text:p>
          </table:table-cell>
        </table:table-row>
        <table:table-row table:style-name="ro1">
          <table:table-cell office:value-type="string" calcext:value-type="string">
            <text:p>2021 november*</text:p>
          </table:table-cell>
          <table:table-cell office:value-type="float" office:value="4968910" calcext:value-type="float">
            <text:p>4968910</text:p>
          </table:table-cell>
          <table:table-cell office:value-type="float" office:value="1389660" calcext:value-type="float">
            <text:p>1389660</text:p>
          </table:table-cell>
          <table:table-cell office:value-type="float" office:value="3578920" calcext:value-type="float">
            <text:p>3578920</text:p>
          </table:table-cell>
        </table:table-row>
        <table:table-row table:style-name="ro1">
          <table:table-cell office:value-type="string" calcext:value-type="string">
            <text:p>2021 december*</text:p>
          </table:table-cell>
          <table:table-cell office:value-type="float" office:value="4975200" calcext:value-type="float">
            <text:p>4975200</text:p>
          </table:table-cell>
          <table:table-cell office:value-type="float" office:value="1393370" calcext:value-type="float">
            <text:p>1393370</text:p>
          </table:table-cell>
          <table:table-cell office:value-type="float" office:value="3581310" calcext:value-type="float">
            <text:p>3581310</text:p>
          </table:table-cell>
        </table:table-row>
        <table:table-row table:style-name="ro1">
          <table:table-cell office:value-type="string" calcext:value-type="string">
            <text:p>2022 januari*</text:p>
          </table:table-cell>
          <table:table-cell office:value-type="float" office:value="4965770" calcext:value-type="float">
            <text:p>4965770</text:p>
          </table:table-cell>
          <table:table-cell office:value-type="float" office:value="1399140" calcext:value-type="float">
            <text:p>1399140</text:p>
          </table:table-cell>
          <table:table-cell office:value-type="float" office:value="3566200" calcext:value-type="float">
            <text:p>3566200</text:p>
          </table:table-cell>
        </table:table-row>
        <table:table-row table:style-name="ro1">
          <table:table-cell office:value-type="string" calcext:value-type="string">
            <text:p>2022 februari*</text:p>
          </table:table-cell>
          <table:table-cell office:value-type="float" office:value="4951890" calcext:value-type="float">
            <text:p>4951890</text:p>
          </table:table-cell>
          <table:table-cell office:value-type="float" office:value="1398220" calcext:value-type="float">
            <text:p>1398220</text:p>
          </table:table-cell>
          <table:table-cell office:value-type="float" office:value="3553110" calcext:value-type="float">
            <text:p>3553110</text:p>
          </table:table-cell>
        </table:table-row>
        <table:table-row table:style-name="ro1">
          <table:table-cell office:value-type="string" calcext:value-type="string">
            <text:p>2022 maart*</text:p>
          </table:table-cell>
          <table:table-cell office:value-type="float" office:value="4933760" calcext:value-type="float">
            <text:p>4933760</text:p>
          </table:table-cell>
          <table:table-cell office:value-type="float" office:value="1392350" calcext:value-type="float">
            <text:p>1392350</text:p>
          </table:table-cell>
          <table:table-cell office:value-type="float" office:value="3540770" calcext:value-type="float">
            <text:p>3540770</text:p>
          </table:table-cell>
        </table:table-row>
        <table:table-row table:style-name="ro1">
          <table:table-cell office:value-type="string" calcext:value-type="string">
            <text:p>2022 april*</text:p>
          </table:table-cell>
          <table:table-cell office:value-type="float" office:value="4916040" calcext:value-type="float">
            <text:p>4916040</text:p>
          </table:table-cell>
          <table:table-cell office:value-type="float" office:value="1370100" calcext:value-type="float">
            <text:p>1370100</text:p>
          </table:table-cell>
          <table:table-cell office:value-type="float" office:value="3545460" calcext:value-type="float">
            <text:p>3545460</text:p>
          </table:table-cell>
        </table:table-row>
        <table:table-row table:style-name="ro1">
          <table:table-cell office:value-type="string" calcext:value-type="string">
            <text:p>2022 mei*</text:p>
          </table:table-cell>
          <table:table-cell office:value-type="float" office:value="4902510" calcext:value-type="float">
            <text:p>4902510</text:p>
          </table:table-cell>
          <table:table-cell office:value-type="float" office:value="1352260" calcext:value-type="float">
            <text:p>1352260</text:p>
          </table:table-cell>
          <table:table-cell office:value-type="float" office:value="3549610" calcext:value-type="float">
            <text:p>3549610</text:p>
          </table:table-cell>
        </table:table-row>
        <table:table-row table:style-name="ro1">
          <table:table-cell office:value-type="string" calcext:value-type="string">
            <text:p>2022 juni*</text:p>
          </table:table-cell>
          <table:table-cell office:value-type="float" office:value="4897670" calcext:value-type="float">
            <text:p>4897670</text:p>
          </table:table-cell>
          <table:table-cell office:value-type="float" office:value="1342650" calcext:value-type="float">
            <text:p>1342650</text:p>
          </table:table-cell>
          <table:table-cell office:value-type="float" office:value="3554310" calcext:value-type="float">
            <text:p>355431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0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4-05T11:52:59.976000000</dc:date>
    <meta:editing-duration>PT1M9S</meta:editing-duration>
    <meta:editing-cycles>1</meta:editing-cycles>
    <meta:document-statistic meta:table-count="1" meta:cell-count="139" meta:object-count="0"/>
    <meta:generator>LibreOffice/7.2.3.2$Windows_X86_64 LibreOffice_project/d166454616c1632304285822f9c83ce2e660fd92</meta:generator>
  </office:meta>
</office:document-meta>
</file>